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c1c58" officeooo:paragraph-rsid="000c1c5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c1c58" officeooo:paragraph-rsid="000c67d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c1c58" officeooo:paragraph-rsid="000ebc42" style:font-weight-asian="bold" style:font-weight-complex="bold"/>
    </style:style>
    <style:style style:name="T1" style:family="text">
      <style:text-properties officeooo:rsid="000cf344"/>
    </style:style>
    <style:style style:name="T2" style:family="text">
      <style:text-properties officeooo:rsid="000ebc42"/>
    </style:style>
    <style:style style:name="T3" style:family="text">
      <style:text-properties fo:font-weight="normal" officeooo:rsid="000ebc4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eballs Infojob</text:p>
      <text:p text:style-name="P1"/>
      <text:p text:style-name="P2">Empresa: <text:span text:style-name="T3">CAYPRE</text:span></text:p>
      <text:p text:style-name="P2"><text:span text:style-name="T1">L</text:span>loc de treball: <text:span text:style-name="T3">programador</text:span></text:p>
      <text:p text:style-name="P2"><text:span text:style-name="T1">F</text:span>rameworks PHP :</text:p>
      <text:p text:style-name="P2"><text:span text:style-name="T1">R</text:span>equisits : <text:span text:style-name="T3">1 año de experiencia</text:span></text:p>
      <text:p text:style-name="P2"><text:span text:style-name="T1">S</text:span>alari:<text:span text:style-name="T2">18000</text:span></text:p>
      <text:p text:style-name="P2"><text:span text:style-name="T1">E</text:span>nll<text:span text:style-name="T1">a</text:span>ç a l'oferta: <text:a xlink:type="simple" xlink:href="https://www.infojobs.net/alicante-alacant/desarrollador-programador-web-php-vue.js/of-i1bc18c56694dafbc282fc55a12846d?applicationOrigin=search-new&amp;page=1&amp;sortBy=RELEVANCE" text:style-name="Internet_20_link" text:visited-style-name="Visited_20_Internet_20_Link">https://www.infojobs.net/alicante-alacant/desarrollador-programador-web-php-vue.js/of-i1bc18c56694dafbc282fc55a12846d?applicationOrigin=search-new&amp;page=1&amp;sortBy=RELEVANCE</text:a></text:p>
      <text:p text:style-name="P2"/>
      <text:p text:style-name="P3">Empresa: <text:span text:style-name="T3">Cuatro Digital</text:span></text:p>
      <text:p text:style-name="P3"><text:span text:style-name="T1">L</text:span>loc de treball: <text:span text:style-name="T2">P</text:span><text:span text:style-name="T3">rogramador</text:span></text:p>
      <text:p text:style-name="P3"><text:span text:style-name="T1">F</text:span>rameworks PHP :</text:p>
      <text:p text:style-name="P3"><text:span text:style-name="T1">R</text:span>equisits : <text:span text:style-name="T2">3</text:span><text:span text:style-name="T3"> años de experiencia</text:span></text:p>
      <text:p text:style-name="P3"><text:span text:style-name="T1">S</text:span>alari:</text:p>
      <text:p text:style-name="P3"><text:span text:style-name="T1">E</text:span>nll<text:span text:style-name="T1">a</text:span>ç a l'oferta:https://www.infojobs.net/madrid/programador-php-magento/of-i6e84c20e1d48d49c50fc9813902f27?applicationOrigin=search-new&amp;page=1&amp;sortBy=RELEVANCE</text:p>
      <text:p text:style-name="P3"/>
      <text:p text:style-name="P3">Empresa: <text:span text:style-name="T3">MODIS</text:span></text:p>
      <text:p text:style-name="P3"><text:span text:style-name="T1">L</text:span>loc de treball: <text:span text:style-name="T3">Programador PHP</text:span></text:p>
      <text:p text:style-name="P3"><text:span text:style-name="T1">F</text:span>rameworks PHP :</text:p>
      <text:p text:style-name="P3"><text:span text:style-name="T1">R</text:span>equisits : <text:span text:style-name="T3">1 año de experiencia y titulo universitario.</text:span></text:p>
      <text:p text:style-name="P3"><text:span text:style-name="T1">S</text:span>alari:</text:p>
      <text:p text:style-name="P3"><text:span text:style-name="T1">E</text:span>nll<text:span text:style-name="T1">a</text:span>ç a l'oferta:https://www.infojobs.net/valencia/programador-php-temporal-50-teletrabajo/of-i589225556e4d2ab753ab369f4e63e8?applicationOrigin=search-new&amp;page=1&amp;sortBy=RELEVANC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12:16:45.286190383</meta:creation-date>
    <meta:generator>LibreOffice/7.3.3.2$Linux_X86_64 LibreOffice_project/30$Build-2</meta:generator>
    <dc:date>2022-09-13T12:37:47.459041179</dc:date>
    <meta:editing-duration>PT21M1S</meta:editing-duration>
    <meta:editing-cycles>4</meta:editing-cycles>
    <meta:document-statistic meta:table-count="0" meta:image-count="0" meta:object-count="0" meta:page-count="1" meta:paragraph-count="19" meta:word-count="65" meta:character-count="880" meta:non-whitespace-character-count="834"/>
  </office:meta>
</office:document-meta>
</file>